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bold" officeooo:rsid="0015884a" officeooo:paragraph-rsid="0015884a" style:font-weight-asian="bold" style:font-weight-complex="bold"/>
    </style:style>
    <style:style style:name="P3" style:family="paragraph" style:parent-style-name="Standard">
      <style:paragraph-properties fo:text-align="start" style:justify-single-word="false"/>
      <style:text-properties fo:font-weight="bold" officeooo:rsid="0016a228" officeooo:paragraph-rsid="0016a228" style:font-weight-asian="bold" style:font-weight-complex="bold"/>
    </style:style>
    <style:style style:name="P4"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6"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7"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9"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10" style:family="paragraph" style:parent-style-name="Standard">
      <style:paragraph-properties fo:text-align="start" style:justify-single-word="false"/>
      <style:text-properties officeooo:paragraph-rsid="0016a228"/>
    </style:style>
    <style:style style:name="P11" style:family="paragraph" style:parent-style-name="Standard">
      <style:paragraph-properties fo:text-align="start" style:justify-single-word="false"/>
      <style:text-properties officeooo:paragraph-rsid="001a5fa2"/>
    </style:style>
    <style:style style:name="P12" style:family="paragraph" style:parent-style-name="Standard">
      <style:paragraph-properties fo:text-align="start" style:justify-single-word="false"/>
      <style:text-properties officeooo:rsid="0015884a" officeooo:paragraph-rsid="0015884a"/>
    </style:style>
    <style:style style:name="P13"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style="normal" fo:font-weight="bold" officeooo:rsid="001a5fa2" officeooo:paragraph-rsid="001a5fa2"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1a5fa2" officeooo:paragraph-rsid="001a5fa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1d9cbf" officeooo:paragraph-rsid="001d9cbf"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bold" officeooo:rsid="001a5fa2" officeooo:paragraph-rsid="001a5fa2" style:font-size-asian="14pt" style:font-style-asian="normal" style:font-weight-asian="bold" style:font-size-complex="14pt" style:font-style-complex="normal" style:font-weight-complex="bold"/>
    </style:style>
    <style:style style:name="P21"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24"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26" style:family="paragraph" style:parent-style-name="Standard" style:list-style-name="L5">
      <style:paragraph-properties fo:text-align="start" style:justify-single-word="false"/>
      <style:text-properties fo:font-weight="normal" officeooo:rsid="0012e5e5" officeooo:paragraph-rsid="00141973" style:font-weight-asian="normal" style:font-weight-complex="normal"/>
    </style:style>
    <style:style style:name="P27"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28"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29"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30" style:family="paragraph" style:parent-style-name="Standard" style:list-style-name="L5">
      <style:paragraph-properties fo:text-align="start" style:justify-single-word="false"/>
      <style:text-properties fo:font-weight="normal" officeooo:rsid="00141973" officeooo:paragraph-rsid="00141973" style:font-weight-asian="normal" style:font-weight-complex="normal"/>
    </style:style>
    <style:style style:name="P31"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32"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33"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34"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35"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36" style:family="paragraph" style:parent-style-name="Standard" style:list-style-name="L11">
      <style:paragraph-properties fo:text-align="start" style:justify-single-word="false"/>
      <style:text-properties fo:font-weight="normal" officeooo:rsid="0016a228" officeooo:paragraph-rsid="0016a228" style:font-weight-asian="normal" style:font-weight-complex="normal"/>
    </style:style>
    <style:style style:name="P37"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38" style:family="paragraph" style:parent-style-name="Standard" style:list-style-name="L13">
      <style:paragraph-properties fo:text-align="start" style:justify-single-word="false"/>
      <style:text-properties fo:font-weight="normal" officeooo:rsid="0016a228" officeooo:paragraph-rsid="0016a228" style:font-weight-asian="normal" style:font-weight-complex="normal"/>
    </style:style>
    <style:style style:name="P39" style:family="paragraph" style:parent-style-name="Standard" style:list-style-name="L14">
      <style:paragraph-properties fo:text-align="start" style:justify-single-word="false"/>
      <style:text-properties fo:font-weight="normal" officeooo:rsid="0016a228" officeooo:paragraph-rsid="0016a228" style:font-weight-asian="normal" style:font-weight-complex="normal"/>
    </style:style>
    <style:style style:name="P40" style:family="paragraph" style:parent-style-name="Standard" style:list-style-name="L14">
      <style:paragraph-properties fo:text-align="start" style:justify-single-word="false"/>
      <style:text-properties fo:font-weight="normal" officeooo:rsid="00188a76" officeooo:paragraph-rsid="00188a76" style:font-weight-asian="normal" style:font-weight-complex="normal"/>
    </style:style>
    <style:style style:name="P41" style:family="paragraph" style:parent-style-name="Standard" style:list-style-name="L15">
      <style:paragraph-properties fo:text-align="start" style:justify-single-word="false"/>
      <style:text-properties fo:font-weight="normal" officeooo:rsid="001960ef" officeooo:paragraph-rsid="001960ef" style:font-weight-asian="normal" style:font-weight-complex="normal"/>
    </style:style>
    <style:style style:name="P42" style:family="paragraph" style:parent-style-name="Standard" style:list-style-name="L5">
      <style:paragraph-properties fo:text-align="start" style:justify-single-word="false"/>
      <style:text-properties officeooo:paragraph-rsid="0012e5e5"/>
    </style:style>
    <style:style style:name="P43" style:family="paragraph" style:parent-style-name="Standard" style:list-style-name="L9">
      <style:paragraph-properties fo:text-align="start" style:justify-single-word="false"/>
      <style:text-properties officeooo:paragraph-rsid="0015884a"/>
    </style:style>
    <style:style style:name="P44" style:family="paragraph" style:parent-style-name="Standard" style:list-style-name="L6">
      <style:paragraph-properties fo:text-align="start" style:justify-single-word="false"/>
      <style:text-properties officeooo:paragraph-rsid="00251926"/>
    </style:style>
    <style:style style:name="P45" style:family="paragraph" style:parent-style-name="Standard" style:list-style-name="L5">
      <style:paragraph-properties fo:text-align="start" style:justify-single-word="false"/>
      <style:text-properties officeooo:rsid="00141973" officeooo:paragraph-rsid="00141973"/>
    </style:style>
    <style:style style:name="P46" style:family="paragraph" style:parent-style-name="Standard" style:list-style-name="L16">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47" style:family="paragraph" style:parent-style-name="Standard" style:list-style-name="L17">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48" style:family="paragraph" style:parent-style-name="Standard" style:list-style-name="L18">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9" style:family="paragraph" style:parent-style-name="Standard" style:list-style-name="L19">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0" style:family="paragraph" style:parent-style-name="Standard" style:list-style-name="L20">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1" style:family="paragraph" style:parent-style-name="Standard" style:list-style-name="L21">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2" style:family="paragraph" style:parent-style-name="Standard" style:list-style-name="L22">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3" style:family="paragraph" style:parent-style-name="Standard" style:list-style-name="L23">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4" style:family="paragraph" style:parent-style-name="Standard" style:list-style-name="L24">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5" style:family="paragraph" style:parent-style-name="Standard" style:list-style-name="L25">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6" style:family="paragraph" style:parent-style-name="Standard" style:list-style-name="L26">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7" style:family="paragraph" style:parent-style-name="Standard" style:list-style-name="L26">
      <style:paragraph-properties fo:text-align="start" style:justify-single-word="false"/>
      <style:text-properties fo:font-size="12pt" fo:font-style="normal" fo:font-weight="normal" officeooo:rsid="001fdbf8" officeooo:paragraph-rsid="001fdbf8"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fo:font-weight="normal" officeooo:rsid="00228297" style:font-weight-asian="normal" style:font-weight-complex="normal"/>
    </style:style>
    <style:style style:name="T8" style:family="text">
      <style:text-properties fo:font-weight="normal" officeooo:rsid="0015884a" style:font-weight-asian="normal" style:font-weight-complex="normal"/>
    </style:style>
    <style:style style:name="T9" style:family="text">
      <style:text-properties fo:font-weight="normal" officeooo:rsid="002405f6" style:font-weight-asian="normal" style:font-weight-complex="normal"/>
    </style:style>
    <style:style style:name="T10" style:family="text">
      <style:text-properties officeooo:rsid="00141973"/>
    </style:style>
    <style:style style:name="T11" style:family="text">
      <style:text-properties officeooo:rsid="00188a76"/>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style:font-size-asian="12.25pt" style:font-weight-asian="bold" style:font-size-complex="14pt" style:font-weight-complex="bold"/>
    </style:style>
    <style:style style:name="T17"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8"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13">Basic Syntax</text:p>
      <text:list xml:id="list1586502701" text:style-name="L1">
        <text:list-item>
          <text:p text:style-name="P21">The most basic level of CSS consists of: a selector and a property:value pair.</text:p>
        </text:list-item>
      </text:list>
      <text:p text:style-name="P4"/>
      <text:p text:style-name="P4"><text:tab/><text:span text:style-name="T1">Selectors</text:span></text:p>
      <text:list xml:id="list40581506" text:style-name="L2">
        <text:list-item>
          <text:p text:style-name="P22">Selectors refer to the HTML elements that the CSS rules will apply to. </text:p>
        </text:list-item>
      </text:list>
      <text:p text:style-name="P4"/>
      <text:p text:style-name="P4"><text:tab/><text:tab/><text:span text:style-name="T1">Universal Selectors</text:span></text:p>
      <text:list xml:id="list1117714761" text:style-name="L3">
        <text:list-item>
          <text:p text:style-name="P23">The universal selector will select elements of any type.</text:p>
        </text:list-item>
        <text:list-item>
          <text:p text:style-name="P23">The syntax is the asterisk &lt;*&gt;.</text:p>
          <text:p text:style-name="P23"/>
        </text:list-item>
      </text:list>
      <text:p text:style-name="P4"><text:tab/><text:tab/><text:span text:style-name="T1">Type Selectors</text:span></text:p>
      <text:list xml:id="list2327634570" text:style-name="L4">
        <text:list-item>
          <text:p text:style-name="P24">A type selector (or element selector) will select all elements of the given type.</text:p>
        </text:list-item>
        <text:list-item>
          <text:p text:style-name="P24">The syntax is the name of the element. (div, p, h1 etc.)</text:p>
          <text:list>
            <text:list-item>
              <text:p text:style-name="P24">If div were to be used, all div elements would be selected.</text:p>
              <text:p text:style-name="P24"/>
            </text:list-item>
          </text:list>
        </text:list-item>
      </text:list>
      <text:p text:style-name="P4"><text:tab/><text:tab/><text:span text:style-name="T1">Class Selectors</text:span></text:p>
      <text:list xml:id="list2290986196" text:style-name="L5">
        <text:list-item>
          <text:p text:style-name="P25">Class selectors will select all elements with the given class, which is an attribute that is placed on an HTML element.</text:p>
        </text:list-item>
        <text:list-item>
          <text:p text:style-name="P26">The syntax for class selectors is a period followed by the case-sensitive value of the class attribute. </text:p>
        </text:list-item>
        <text:list-item>
          <text:p text:style-name="P30">It is possible to add multiple classes to a single element as a space-separated list.</text:p>
          <text:list>
            <text:list-item>
              <text:p text:style-name="P42"><text:span text:style-name="T7">c</text:span><text:span text:style-name="T5">lass=“</text:span><text:span text:style-name="T6">class1 class2</text:span><text:span text:style-name="T5">”</text:span></text:p>
            </text:list-item>
          </text:list>
        </text:list-item>
        <text:list-item>
          <text:p text:style-name="P45"><text:span text:style-name="T5">H</text:span><text:span text:style-name="T4">yphens should be used for multi-worded names rather than whitespace since it will add another class to the HTML element.</text:span></text:p>
          <text:p text:style-name="P27"/>
        </text:list-item>
      </text:list>
      <text:p text:style-name="P5"><text:tab/><text:tab/><text:span text:style-name="T1">ID Selectors</text:span></text:p>
      <text:list xml:id="list1407518865" text:style-name="L6">
        <text:list-item>
          <text:p text:style-name="P44"><text:span text:style-name="T5">ID selectors select an element with the given</text:span>nline element has a margin, padding and border however the lines above and below are overlapping it. What can you add to <text:span text:style-name="T5"><text:s/>ID, which is an attribute that is placed on the HTML element.</text:span></text:p>
        </text:list-item>
        <text:list-item>
          <text:p text:style-name="P28">The syntax is a hashtag &lt;#&gt; immediately followed by the case-sensitive value of the ID attribute.</text:p>
        </text:list-item>
        <text:list-item>
          <text:p text:style-name="P28">IDs should be used sparingly, and only if classes do not suffice for the action (need of specificity, links that redirect to a section on a page).</text:p>
        </text:list-item>
        <text:list-item>
          <text:p text:style-name="P28">The major difference between ID selectors and Class selectors is that an element can only have <text:span text:style-name="T1">one</text:span> ID, cannot be repeated, and should not contain any whitespace.</text:p>
        </text:list-item>
      </text:list>
      <text:p text:style-name="P5"/>
      <text:p text:style-name="P5"><text:tab/><text:tab/><text:span text:style-name="T1">Grouping Selectors</text:span></text:p>
      <text:list xml:id="list1459193413" text:style-name="L7">
        <text:list-item>
          <text:p text:style-name="P29">Two groups of elements that share some of the same style declarations can be combined to reduce repetition by <text:span text:style-name="T10">grouping the selectors with a comma-separated list.</text:span></text:p>
          <text:list>
            <text:list-item>
              <text:p text:style-name="P31">.group1, .group2</text:p>
            </text:list-item>
          </text:list>
        </text:list-item>
      </text:list>
      <text:p text:style-name="P6"/>
      <text:p text:style-name="P6"><text:tab/><text:span text:style-name="T1"><text:tab/>Chaining Selectors</text:span></text:p>
      <text:list xml:id="list303449795" text:style-name="L8">
        <text:list-item>
          <text:p text:style-name="P32">Chaining selectors can be used to apply a separate rule to the element depending on having specific classes.</text:p>
        </text:list-item>
        <text:list-item>
          <text:p text:style-name="P33"><text:soft-page-break/>The syntax to chain together classes is to use a period &lt;.&gt; between class attributes.</text:p>
        </text:list-item>
        <text:list-item>
          <text:p text:style-name="P32">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33">Chaining selectors works with any combination of selectors except multiple type selectors. (element cannot be two types at once)</text:p>
        </text:list-item>
      </text:list>
      <text:p text:style-name="P7"/>
      <text:p text:style-name="P7"><text:tab/><text:tab/><text:span text:style-name="T1">Descendent Combinator</text:span></text:p>
      <text:list xml:id="list349910756" text:style-name="L9">
        <text:list-item>
          <text:p text:style-name="P34">A descendent combinator will only cause elements that match the last selector to be selected if they also have an ancestor (parent, grandparent, etc.) that matches the previous selector.</text:p>
          <text:list>
            <text:list-item>
              <text:p text:style-name="P43"><text:span text:style-name="T8">An element would be selected only if it is nested inside of another element that has the requisite </text:span><text:span text:style-name="T9">selector</text:span><text:span text:style-name="T8">.</text:span></text:p>
            </text:list-item>
          </text:list>
        </text:list-item>
        <text:list-item>
          <text:p text:style-name="P34">There is no limit on how many combinators you can add to a rule, however generally it is to be avoided as it will cause problems with specificity and confusion.</text:p>
        </text:list-item>
      </text:list>
      <text:p text:style-name="P8"><text:tab/></text:p>
      <text:p text:style-name="P8"><text:tab/><text:span text:style-name="T15">Properties</text:span></text:p>
      <text:p text:style-name="P2"><text:tab/><text:tab/></text:p>
      <text:p text:style-name="P8"><text:tab/><text:tab/><text:span text:style-name="T1">color and background-color</text:span></text:p>
      <text:list xml:id="list1871267371" text:style-name="L10">
        <text:list-item>
          <text:p text:style-name="P35">color: sets an element’s text color.</text:p>
        </text:list-item>
        <text:list-item>
          <text:p text:style-name="P35">background-color: sets an element’s background color.</text:p>
        </text:list-item>
      </text:list>
      <text:p text:style-name="P8"/>
      <text:list xml:id="list195151000549964" text:continue-numbering="true" text:style-name="L10">
        <text:list-item>
          <text:p text:style-name="P35">Both of these properties can accept several kinds of values.</text:p>
          <text:list>
            <text:list-item>
              <text:p text:style-name="P35">Keywords (red), Hex (#ff0000), RGB(rgb(255, 0, 0), HSL(hsl(0, 100%, 50%)</text:p>
            </text:list-item>
          </text:list>
        </text:list-item>
      </text:list>
      <text:p text:style-name="P8"><text:tab/><text:tab/></text:p>
      <text:p text:style-name="P12"><text:span text:style-name="T4"><text:tab/><text:tab/></text:span><text:span text:style-name="T2">Typography Basics and text-align</text:span></text:p>
      <text:p text:style-name="P8"><text:tab/><text:tab/><text:tab/></text:p>
      <text:p text:style-name="P8"><text:tab/><text:tab/><text:tab/><text:span text:style-name="T2">font-family</text:span></text:p>
      <text:list xml:id="list2269323681" text:style-name="L11">
        <text:list-item>
          <text:p text:style-name="P36">font-family can be a single value or a comma-separated list of values which determines what font an element uses.</text:p>
        </text:list-item>
        <text:list-item>
          <text:p text:style-name="P36">Each font falls into one of two categories:</text:p>
          <text:list>
            <text:list-item>
              <text:p text:style-name="P36">Font family name (“Times New Roman”). </text:p>
              <text:list>
                <text:list-item>
                  <text:p text:style-name="P36">Quotes are used due to whitespace.</text:p>
                </text:list-item>
              </text:list>
            </text:list-item>
            <text:list-item>
              <text:p text:style-name="P36">Generic family name (sans-serif). </text:p>
              <text:list>
                <text:list-item>
                  <text:p text:style-name="P36">Quotes are never used</text:p>
                </text:list-item>
              </text:list>
            </text:list-item>
          </text:list>
        </text:list-item>
        <text:list-item>
          <text:p text:style-name="P36">The browser, if it cannot find the first font, will use the next supported font on a list.</text:p>
        </text:list-item>
        <text:list-item>
          <text:p text:style-name="P36">Best practice is to include a generic font family after the preferred font family as a fallback.</text:p>
          <text:list>
            <text:list-item>
              <text:p text:style-name="P36">e.g. font-family: “Times New Roman”, sans-serif;</text:p>
            </text:list-item>
          </text:list>
        </text:list-item>
      </text:list>
      <text:list xml:id="list1258120499" text:style-name="L12">
        <text:list-header>
          <text:p text:style-name="P37"/>
        </text:list-header>
      </text:list>
      <text:p text:style-name="P3"><text:tab/><text:tab/><text:tab/>font-size</text:p>
      <text:list xml:id="list1331893762" text:style-name="L13">
        <text:list-item>
          <text:p text:style-name="P38">font-size sets the size of the font.</text:p>
        </text:list-item>
        <text:list-item>
          <text:p text:style-name="P38">There should be no whitespace when giving a value to this property.</text:p>
          <text:list>
            <text:list-item>
              <text:p text:style-name="P38">e.g. font-size: 22px</text:p>
            </text:list-item>
          </text:list>
        </text:list-item>
      </text:list>
      <text:p text:style-name="P3"><text:tab/><text:tab/><text:tab/><text:tab/></text:p>
      <text:p text:style-name="P3"><text:soft-page-break/><text:tab/><text:tab/><text:tab/>font-weight</text:p>
      <text:list xml:id="list1524070227" text:style-name="L14">
        <text:list-item>
          <text:p text:style-name="P39">font-weight <text:span text:style-name="T11">affects the boldness of text, if font supports specified weight.</text:span></text:p>
        </text:list-item>
        <text:list-item>
          <text:p text:style-name="P40">The value for font-weight can be a keyword or a number between 1 – 1000.</text:p>
          <text:list>
            <text:list-item>
              <text:p text:style-name="P40">e.g. font-weight: bold, font-weight: 700 (equivalent of bold).</text:p>
            </text:list-item>
          </text:list>
        </text:list-item>
        <text:list-item>
          <text:p text:style-name="P40">Generally, the numeric value will be in increments of 100 up to 900, depending on the font.</text:p>
          <text:p text:style-name="P40"/>
        </text:list-item>
      </text:list>
      <text:p text:style-name="P10"><text:span text:style-name="T2"><text:tab/><text:tab/><text:tab/></text:span><text:span text:style-name="T3">t</text:span><text:span text:style-name="T2">ext-align</text:span></text:p>
      <text:list xml:id="list981067461" text:style-name="L15">
        <text:list-item>
          <text:p text:style-name="P41">text-align will align text horizontally within an element.</text:p>
        </text:list-item>
        <text:list-item>
          <text:p text:style-name="P41">It can accept common keywords such as <text:span text:style-name="T12">center, left, right, start, end, etc.</text:span></text:p>
        </text:list-item>
      </text:list>
      <text:p text:style-name="P15"/>
      <text:p text:style-name="P9"><text:span text:style-name="T13"><text:tab/><text:tab/><text:tab/></text:span><text:span text:style-name="T14">Image Height and Width</text:span></text:p>
      <text:list xml:id="list2447765333" text:style-name="L16">
        <text:list-item>
          <text:p text:style-name="P46">By default, an image’s height and width is determined by the actual image file’s height and width.</text:p>
          <text:list>
            <text:list-item>
              <text:p text:style-name="P46">To adjust the size of the image, it is possible to set the height and width manually through CSS.</text:p>
            </text:list-item>
            <text:list-item>
              <text:p text:style-name="P46">To adjust the size of the image without losing proportions, set the height as “auto” and adjust width accordingly.</text:p>
              <text:p text:style-name="P46"/>
            </text:list-item>
          </text:list>
        </text:list-item>
        <text:list-item>
          <text:p text:style-name="P46">Best practices is to explicitly state and include both height and width properties for img elements as it will reserve the space needed while the img is loading on the webpage, which will prevent drastic shifting of the webpage when loading.</text:p>
        </text:list-item>
      </text:list>
      <text:p text:style-name="P15"/>
      <text:p text:style-name="P14">The Cascade of CSS</text:p>
      <text:p text:style-name="P16"><text:tab/></text:p>
      <text:list xml:id="list1776500040" text:style-name="L17">
        <text:list-item>
          <text:p text:style-name="P47">The cascade is what determines which rules gets applied to the HTML code.</text:p>
        </text:list-item>
        <text:list-item>
          <text:p text:style-name="P47">Some browsers may have default styles which produce unexpected behavior and alter how the webpage will look.</text:p>
        </text:list-item>
      </text:list>
      <text:p text:style-name="P18"/>
      <text:p text:style-name="P11"><text:span text:style-name="T18"><text:tab/></text:span><text:span text:style-name="T17">Specificity</text:span></text:p>
      <text:list xml:id="list317803242" text:style-name="L18">
        <text:list-item>
          <text:p text:style-name="P48">Specificity refers to what rule takes precedence over others. A CSS declaration that is more specific will have higher priority and overwrite the rule that the lesser prioritized has implaced.</text:p>
        </text:list-item>
        <text:list-item>
          <text:p text:style-name="P48">Each type of selector has a specificity level.</text:p>
        </text:list-item>
      </text:list>
      <text:list xml:id="list1185297466" text:style-name="L19">
        <text:list-item>
          <text:list>
            <text:list-item>
              <text:p text:style-name="P49">ID selectors (most specific)</text:p>
            </text:list-item>
            <text:list-item>
              <text:p text:style-name="P49">Class selectors</text:p>
            </text:list-item>
            <text:list-item>
              <text:p text:style-name="P49">Type selectors</text:p>
            </text:list-item>
            <text:list-item>
              <text:p text:style-name="P49">Universal selector and combinators (no specificity)</text:p>
            </text:list-item>
          </text:list>
        </text:list-item>
      </text:list>
      <text:list xml:id="list2527393308" text:style-name="L20">
        <text:list-item>
          <text:p text:style-name="P50">Specificity will only be taken into account when there is conflicting declarations on an element.</text:p>
          <text:list>
            <text:list-item>
              <text:p text:style-name="P50">An ID selector will beat any number of class selectors.</text:p>
            </text:list-item>
            <text:list-item>
              <text:p text:style-name="P50">A class selector will beat any number of type selectors.</text:p>
            </text:list-item>
            <text:list-item>
              <text:p text:style-name="P50">A type selector will beat any number of anything less specific than it.</text:p>
            </text:list-item>
            <text:list-item>
              <text:p text:style-name="P50">If there are no selectors with a higher specificity (equal or using same selector, a larger number of a single selector will beat the smaller number of selectors)</text:p>
              <text:list>
                <text:list-item>
                  <text:p text:style-name="P50">ex. #subsection .list .page &gt; #subsection .list</text:p>
                </text:list-item>
              </text:list>
            </text:list-item>
          </text:list>
        </text:list-item>
      </text:list>
      <text:p text:style-name="P20"><text:soft-page-break/><text:tab/>Inheritance</text:p>
      <text:list xml:id="list1425167143" text:style-name="L21">
        <text:list-item>
          <text:p text:style-name="P51">Inheritance refers to certain CSS properties that when applied to an element, will be inherited by the element’s descendents.</text:p>
          <text:list>
            <text:list-item>
              <text:p text:style-name="P51">Typography based properties (color, font-size, font-family) are usually inherited by the element’s descendents.</text:p>
            </text:list-item>
          </text:list>
        </text:list-item>
        <text:list-item>
          <text:p text:style-name="P51">There is an exception where directly targeting an element will beat inheritance.</text:p>
          <text:list>
            <text:list-item>
              <text:p text:style-name="P51">ex. A parent has a rule, but you specifically target a child with a different rule.</text:p>
            </text:list-item>
          </text:list>
        </text:list-item>
      </text:list>
      <text:p text:style-name="P20"><text:tab/>Rule Order</text:p>
      <text:list xml:id="list3539569949" text:style-name="L22">
        <text:list-item>
          <text:p text:style-name="P52">The rule order states that if there are multiple conflicting rules, where specificity is equal among the rules, then the last rule that is defined will occur.</text:p>
          <text:list>
            <text:list-item>
              <text:p text:style-name="P52">ex. if an element has 2 classes and their rule is the same, then the one that is defined last will take place.</text:p>
            </text:list-item>
          </text:list>
        </text:list-item>
      </text:list>
      <text:p text:style-name="P19"/>
      <text:p text:style-name="P19"><text:tab/><text:span text:style-name="T16">Adding CSS to HTML</text:span></text:p>
      <text:list xml:id="list1505562269" text:style-name="L23">
        <text:list-item>
          <text:p text:style-name="P53">There are three methods to add CSS to an HTML document:</text:p>
        </text:list-item>
      </text:list>
      <text:p text:style-name="P19"/>
      <text:p text:style-name="P19"><text:tab/><text:tab/><text:span text:style-name="T1">External CSS</text:span></text:p>
      <text:list xml:id="list3169142227" text:style-name="L24">
        <text:list-item>
          <text:p text:style-name="P54">The External CSS method involves creating a separate file for the CSS and linking the file in inside the HTML &lt;head&gt; tag with a &lt;link&gt; element.</text:p>
          <text:list>
            <text:list-item>
              <text:p text:style-name="P54">ex. &lt;head&gt; &lt;link rel=“stylesheet” href=“styles.css”&gt; &lt;/head&gt;</text:p>
              <text:list>
                <text:list-item>
                  <text:p text:style-name="P54">The <text:span text:style-name="T12">href</text:span> attribute is the location of the CSS file, it can be either absolute or relative.</text:p>
                </text:list-item>
                <text:list-item>
                  <text:p text:style-name="P54">The <text:span text:style-name="T12">rel</text:span> attribute is required and it specifies the relationship between the HTML file and the linked file.</text:p>
                </text:list-item>
              </text:list>
            </text:list-item>
          </text:list>
        </text:list-item>
        <text:list-item>
          <text:p text:style-name="P54">Inside the CSS file is where we can place our selectors, properties, and values by using declaration blocks like such:</text:p>
          <text:list>
            <text:list-item>
              <text:p text:style-name="P54">div { color: white;} or p {color: white;}</text:p>
              <text:p text:style-name="P54"/>
            </text:list-item>
          </text:list>
        </text:list-item>
        <text:list-item>
          <text:p text:style-name="P54">File names can be chosen by the user, however generally, “style” or “styles” are most commonly used.</text:p>
        </text:list-item>
        <text:list-item>
          <text:p text:style-name="P54">Advantages of External CSS: Smaller HTML file &amp; cleaner due to separation. CSS only needs to be edited in one location for websites that share similar styles.</text:p>
          <text:p text:style-name="P54"/>
        </text:list-item>
      </text:list>
      <text:p text:style-name="P17"><text:tab/><text:tab/>Internal CSS</text:p>
      <text:list xml:id="list2476735241" text:style-name="L25">
        <text:list-item>
          <text:p text:style-name="P55">Internal CSS (embedded CSS) involves adding CSS directly into the HTML file. The CSS is placed within a &lt;style&gt; tag that resides in the &lt;head&gt; tag of the HTML document.</text:p>
        </text:list-item>
        <text:list-item>
          <text:p text:style-name="P55">This method does not require a &lt;link&gt; element as all the information is present in /home/odin/Documents/the_odin_project/css-exercises/foundations/02-class-id-selectors/style.cssthe same file. </text:p>
        </text:list-item>
        <text:list-item>
          <text:p text:style-name="P55">Syntax used will be the same as in External CSS. (selector, curly brackets, declarations)</text:p>
        </text:list-item>
        <text:list-item>
          <text:p text:style-name="P55">The Internal CSS method is useful for adding unique styles to a single webpage, however, can increase the size of the HTML document, depending on the number of rules and declarations.</text:p>
          <text:p text:style-name="P55"/>
        </text:list-item>
      </text:list>
      <text:p text:style-name="P17"><text:tab/><text:tab/>Inline CSS</text:p>
      <text:list xml:id="list2767807603" text:style-name="L26">
        <text:list-item>
          <text:p text:style-name="P56"><text:soft-page-break/>The Inline CSS method involves directly adding styles to HTML elements by adding declarations to the opening tag.</text:p>
        </text:list-item>
        <text:list-item>
          <text:p text:style-name="P57">Inside the opening tag, use <text:span text:style-name="T12">style=“&lt;declarations&gt;”</text:span> to make inline CSS</text:p>
        </text:list-item>
        <text:list-item>
          <text:p text:style-name="P56">This method is not recommended due to:</text:p>
          <text:list>
            <text:list-item>
              <text:p text:style-name="P56">Possibility of the HTML document becoming cluttered.</text:p>
            </text:list-item>
            <text:list-item>
              <text:p text:style-name="P56">Any inline CSS will override the two other methods which may cause unexpected result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30" meta:word-count="1501" meta:character-count="8617" meta:non-whitespace-character-count="7264"/>
  </office:meta>
</office:document-meta>
</file>